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4ee" officeooo:paragraph-rsid="001824ee"/>
    </style:style>
    <style:style style:name="P2" style:family="paragraph" style:parent-style-name="Standard">
      <style:text-properties officeooo:rsid="00187aeb" officeooo:paragraph-rsid="00187aeb"/>
    </style:style>
    <style:style style:name="P3" style:family="paragraph" style:parent-style-name="Standard">
      <style:text-properties officeooo:rsid="00187aeb" officeooo:paragraph-rsid="00187aeb"/>
    </style:style>
    <style:style style:name="P4" style:family="paragraph" style:parent-style-name="Standard">
      <style:text-properties officeooo:rsid="001b03b5" officeooo:paragraph-rsid="001b03b5"/>
    </style:style>
    <style:style style:name="P5" style:family="paragraph" style:parent-style-name="Standard">
      <style:text-properties officeooo:rsid="001b03b5" officeooo:paragraph-rsid="001db66f"/>
    </style:style>
    <style:style style:name="T1" style:family="text">
      <style:text-properties officeooo:rsid="00187aeb"/>
    </style:style>
    <style:style style:name="T2" style:family="text">
      <style:text-properties officeooo:rsid="001b03b5"/>
    </style:style>
    <style:style style:name="T3" style:family="text">
      <style:text-properties officeooo:rsid="001cb056"/>
    </style:style>
    <style:style style:name="T4" style:family="text">
      <style:text-properties officeooo:rsid="001db6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Nandor</text:p>
      <text:p text:style-name="P1">EECS 473 Assignment 9 – <text:span text:style-name="T1">ARIAC Box Filler</text:span></text:p>
      <text:p text:style-name="P1"/>
      <text:p text:style-name="P1"/>
      <text:p text:style-name="P1"/>
      <text:p text:style-name="P1"/>
      <text:p text:style-name="P1"/>
      <text:p text:style-name="P1"><text:tab/><text:span text:style-name="T1">This was a complex assignment. <text:s/>The solution is best understood by examining the individual pieces.</text:span></text:p>
      <text:p text:style-name="P1"/>
      <text:p text:style-name="P2">1) Instantiation of important bits</text:p>
      <text:p text:style-name="P2"><text:tab/></text:p>
      <text:p text:style-name="P2"><text:tab/>The main code is based on various box unloader and shipment filler codes provided. The following objects are created: RobotBehaviorInterface, ConveyorInterface, BoxInspector2, and BinInventory. <text:s/>Addtionally, the drone client and start competition clients are created. <text:s/>The order giver is subscribed to and an order received. <text:s/>The competition is started, and parts in the box instantiated.</text:p>
      <text:p text:style-name="P2"/>
      <text:p text:style-name="P2">2) Box to quality station 1</text:p>
      <text:p text:style-name="P2"><text:tab/></text:p>
      <text:p text:style-name="P2"><text:tab/>At quality station 1, problem set 8 is repeated. <text:s/>Box Inspection Camera 1 shows one orphaned part. <text:s/>Quality camera 1 identifies it as the piston, and it is discarded. <text:s/>At this point, a new piston is located from the BinInventory, and placed in the box as a replacement part.</text:p>
      <text:p text:style-name="P2"/>
      <text:p text:style-name="P2">3) Box to quality station 2</text:p>
      <text:p text:style-name="P2"/>
      <text:p text:style-name="P2"><text:tab/>The <text:span text:style-name="T2">conveyorInterface.move_box_Q1_to_Q2() is called to progress the box to Q2. <text:s/>At this point, the program has a break point. <text:s/>This allows for parts to be disturbed before being inspected for a second time. </text:span></text:p>
      <text:p text:style-name="P4"/>
      <text:p text:style-name="P4">4) Inspection round 2</text:p>
      <text:p text:style-name="P4"><text:tab/></text:p>
      <text:p text:style-name="P5"><text:tab/>Once the box is at quality station 2, the desired_models_wrt_world vector is update with the location of the second box. <text:s/><text:span text:style-name="T3">Again, the update_inspection function is called, this time with camera 2. <text:s/>At this point, the deliberately misplaced item is identified. <text:s/>A sequence of robotBehavior commands (.pick_part_from_box(), .adjust_part_location_no_release(), and .release_and_retract()) are used to relocate the misplaced part.</text:span></text:p>
      <text:p text:style-name="P5"/>
      <text:p text:style-name="P5"><text:span text:style-name="T4">5) Travel to Drone</text:span></text:p>
      <text:p text:style-name="P5"/>
      <text:p text:style-name="P5"><text:span text:style-name="T4"><text:tab/>Again, the conveyor is used to transfer the filled and correct box where it can be picked up by the drone. <text:s/>Finally, the drone is called to collect the orde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44:01.734745841</meta:creation-date>
    <meta:editing-duration>PT9M9S</meta:editing-duration>
    <meta:editing-cycles>2</meta:editing-cycles>
    <meta:generator>LibreOffice/5.1.6.2$Linux_X86_64 LibreOffice_project/10m0$Build-2</meta:generator>
    <dc:date>2018-12-14T22:43:40.380354594</dc:date>
    <meta:document-statistic meta:table-count="0" meta:image-count="0" meta:object-count="0" meta:page-count="1" meta:paragraph-count="16" meta:word-count="271" meta:character-count="1737" meta:non-whitespace-character-count="1455"/>
  </office:meta>
</office:document-meta>
</file>